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NUEVOS MONTOS  A PARTIR DE MARZO 2021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/>
        </table:table-row>
        <table:table-row table:style-name="ro1">
          <table:table-cell office:value-type="string" calcext:value-type="string">
            <text:p>ESNFERMERIA AUXILIAR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NFERMERIA PROFESIONAL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NFERMERIA X HORA (MODULO IV)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ODULADO KINESIOLOGO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ODULADO FONOAUDIOLOGIA (SANTIAGO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DIC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UIDADOR X DIA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ONORARIO DRA FARIAS DE FRIAS </text:p>
          </table:table-cell>
          <table:table-cell office:value-type="float" office:value="650" calcext:value-type="float">
            <text:p>650</text:p>
          </table:table-cell>
        </table:table-row>
        <table:table-row table:style-name="ro3">
          <table:table-cell office:value-type="string" calcext:value-type="string">
            <text:p>ADICIONAL MOV. KINE SABINO X CLODOMIRA</text:p>
          </table:table-cell>
          <table:table-cell table:style-name="ce3"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0:59:36.038713560</meta:creation-date>
    <dc:date>2021-03-05T01:07:09.174623255</dc:date>
    <meta:editing-duration>PT7M19S</meta:editing-duration>
    <meta:editing-cycles>1</meta:editing-cycles>
    <meta:document-statistic meta:table-count="1" meta:cell-count="20" meta:object-count="0"/>
    <meta:generator>LibreOffice/6.1.5.2$Linux_X86_64 LibreOffice_project/10$Build-2</meta:generator>
  </office:meta>
</office:document-meta>
</file>